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9.763cm" svg:height="12.351cm" svg:x="1.267cm" svg:y="14.901cm">
            <draw:object draw:notify-on-update-of-ranges="Лист1.B12:Лист1.O12 Лист1.A8:Лист1.A8 Лист1.B10:Лист1.O10 Лист1.B12:Лист1.O12 Лист1.A5:Лист1.A5 Лист1.B7:Лист1.O7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changes from 300 to 4200 with step 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ent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.4575" calcext:value-type="float">
            <text:p>1,4575</text:p>
          </table:table-cell>
          <table:table-cell office:value-type="float" office:value="5.3675" calcext:value-type="float">
            <text:p>5,3675</text:p>
          </table:table-cell>
          <table:table-cell office:value-type="float" office:value="4.67" calcext:value-type="float">
            <text:p>4,67</text:p>
          </table:table-cell>
          <table:table-cell office:value-type="float" office:value="5.37" calcext:value-type="float">
            <text:p>5,37</text:p>
          </table:table-cell>
          <table:table-cell office:value-type="float" office:value="9.5075" calcext:value-type="float">
            <text:p>9,5075</text:p>
          </table:table-cell>
          <table:table-cell office:value-type="float" office:value="11.01" calcext:value-type="float">
            <text:p>11,01</text:p>
          </table:table-cell>
          <table:table-cell office:value-type="float" office:value="15.615" calcext:value-type="float">
            <text:p>15,615</text:p>
          </table:table-cell>
          <table:table-cell office:value-type="float" office:value="19.8875" calcext:value-type="float">
            <text:p>19,8875</text:p>
          </table:table-cell>
          <table:table-cell office:value-type="float" office:value="25.025" calcext:value-type="float">
            <text:p>25,025</text:p>
          </table:table-cell>
          <table:table-cell office:value-type="float" office:value="40.12" calcext:value-type="float">
            <text:p>40,12</text:p>
          </table:table-cell>
          <table:table-cell office:value-type="float" office:value="58.0125" calcext:value-type="float">
            <text:p>58,0125</text:p>
          </table:table-cell>
          <table:table-cell office:value-type="float" office:value="58.1225" calcext:value-type="float">
            <text:p>58,1225</text:p>
          </table:table-cell>
          <table:table-cell office:value-type="float" office:value="82.3225" calcext:value-type="float">
            <text:p>82,3225</text:p>
          </table:table-cell>
          <table:table-cell office:value-type="float" office:value="87.8175" calcext:value-type="float">
            <text:p>87,8175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28" calcext:value-type="float">
            <text:p>0,28</text:p>
          </table:table-cell>
          <table:table-cell office:value-type="float" office:value="1.1525" calcext:value-type="float">
            <text:p>1,1525</text:p>
          </table:table-cell>
          <table:table-cell office:value-type="float" office:value="2.5525" calcext:value-type="float">
            <text:p>2,5525</text:p>
          </table:table-cell>
          <table:table-cell office:value-type="float" office:value="4.2025" calcext:value-type="float">
            <text:p>4,2025</text:p>
          </table:table-cell>
          <table:table-cell office:value-type="float" office:value="6.335" calcext:value-type="float">
            <text:p>6,335</text:p>
          </table:table-cell>
          <table:table-cell office:value-type="float" office:value="8.71" calcext:value-type="float">
            <text:p>8,71</text:p>
          </table:table-cell>
          <table:table-cell office:value-type="float" office:value="11.3" calcext:value-type="float">
            <text:p>11,3</text:p>
          </table:table-cell>
          <table:table-cell office:value-type="float" office:value="14.0225" calcext:value-type="float">
            <text:p>14,0225</text:p>
          </table:table-cell>
          <table:table-cell office:value-type="float" office:value="16.735" calcext:value-type="float">
            <text:p>16,735</text:p>
          </table:table-cell>
          <table:table-cell office:value-type="float" office:value="19.82" calcext:value-type="float">
            <text:p>19,82</text:p>
          </table:table-cell>
          <table:table-cell office:value-type="float" office:value="23.5425" calcext:value-type="float">
            <text:p>23,5425</text:p>
          </table:table-cell>
          <table:table-cell office:value-type="float" office:value="26.8725" calcext:value-type="float">
            <text:p>26,8725</text:p>
          </table:table-cell>
          <table:table-cell office:value-type="float" office:value="30.74" calcext:value-type="float">
            <text:p>30,74</text:p>
          </table:table-cell>
          <table:table-cell office:value-type="float" office:value="34.9475" calcext:value-type="float">
            <text:p>34,9475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.445" calcext:value-type="float">
            <text:p>1,445</text:p>
          </table:table-cell>
          <table:table-cell office:value-type="float" office:value="5.9175" calcext:value-type="float">
            <text:p>5,9175</text:p>
          </table:table-cell>
          <table:table-cell office:value-type="float" office:value="4.07" calcext:value-type="float">
            <text:p>4,07</text:p>
          </table:table-cell>
          <table:table-cell office:value-type="float" office:value="6.505" calcext:value-type="float">
            <text:p>6,505</text:p>
          </table:table-cell>
          <table:table-cell office:value-type="float" office:value="8.4875" calcext:value-type="float">
            <text:p>8,4875</text:p>
          </table:table-cell>
          <table:table-cell office:value-type="float" office:value="12.745" calcext:value-type="float">
            <text:p>12,745</text:p>
          </table:table-cell>
          <table:table-cell office:value-type="float" office:value="14.2575" calcext:value-type="float">
            <text:p>14,2575</text:p>
          </table:table-cell>
          <table:table-cell office:value-type="float" office:value="17.915" calcext:value-type="float">
            <text:p>17,915</text:p>
          </table:table-cell>
          <table:table-cell office:value-type="float" office:value="23.745" calcext:value-type="float">
            <text:p>23,745</text:p>
          </table:table-cell>
          <table:table-cell office:value-type="float" office:value="31.67" calcext:value-type="float">
            <text:p>31,67</text:p>
          </table:table-cell>
          <table:table-cell office:value-type="float" office:value="54.5825" calcext:value-type="float">
            <text:p>54,5825</text:p>
          </table:table-cell>
          <table:table-cell office:value-type="float" office:value="55.88" calcext:value-type="float">
            <text:p>55,88</text:p>
          </table:table-cell>
          <table:table-cell office:value-type="float" office:value="84.2425" calcext:value-type="float">
            <text:p>84,2425</text:p>
          </table:table-cell>
          <table:table-cell office:value-type="float" office:value="100.485" calcext:value-type="float">
            <text:p>100,485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.34" calcext:value-type="float">
            <text:p>1,34</text:p>
          </table:table-cell>
          <table:table-cell office:value-type="float" office:value="3.4925" calcext:value-type="float">
            <text:p>3,4925</text:p>
          </table:table-cell>
          <table:table-cell office:value-type="float" office:value="3.41" calcext:value-type="float">
            <text:p>3,41</text:p>
          </table:table-cell>
          <table:table-cell office:value-type="float" office:value="5.455" calcext:value-type="float">
            <text:p>5,455</text:p>
          </table:table-cell>
          <table:table-cell office:value-type="float" office:value="7.44" calcext:value-type="float">
            <text:p>7,44</text:p>
          </table:table-cell>
          <table:table-cell office:value-type="float" office:value="10.115" calcext:value-type="float">
            <text:p>10,115</text:p>
          </table:table-cell>
          <table:table-cell office:value-type="float" office:value="12.94" calcext:value-type="float">
            <text:p>12,94</text:p>
          </table:table-cell>
          <table:table-cell office:value-type="float" office:value="16.1825" calcext:value-type="float">
            <text:p>16,1825</text:p>
          </table:table-cell>
          <table:table-cell office:value-type="float" office:value="19.735" calcext:value-type="float">
            <text:p>19,735</text:p>
          </table:table-cell>
          <table:table-cell office:value-type="float" office:value="23.47" calcext:value-type="float">
            <text:p>23,47</text:p>
          </table:table-cell>
          <table:table-cell office:value-type="float" office:value="27.4225" calcext:value-type="float">
            <text:p>27,4225</text:p>
          </table:table-cell>
          <table:table-cell office:value-type="float" office:value="31.925" calcext:value-type="float">
            <text:p>31,925</text:p>
          </table:table-cell>
          <table:table-cell office:value-type="float" office:value="36.5575" calcext:value-type="float">
            <text:p>36,5575</text:p>
          </table:table-cell>
          <table:table-cell office:value-type="float" office:value="41.54" calcext:value-type="float">
            <text:p>41,54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375" calcext:value-type="float">
            <text:p>0,375</text:p>
          </table:table-cell>
          <table:table-cell office:value-type="float" office:value="1.6075" calcext:value-type="float">
            <text:p>1,6075</text:p>
          </table:table-cell>
          <table:table-cell office:value-type="float" office:value="2.9625" calcext:value-type="float">
            <text:p>2,9625</text:p>
          </table:table-cell>
          <table:table-cell office:value-type="float" office:value="4.8475" calcext:value-type="float">
            <text:p>4,8475</text:p>
          </table:table-cell>
          <table:table-cell office:value-type="float" office:value="7.125" calcext:value-type="float">
            <text:p>7,125</text:p>
          </table:table-cell>
          <table:table-cell office:value-type="float" office:value="9.7625" calcext:value-type="float">
            <text:p>9,7625</text:p>
          </table:table-cell>
          <table:table-cell office:value-type="float" office:value="13.3975" calcext:value-type="float">
            <text:p>13,3975</text:p>
          </table:table-cell>
          <table:table-cell office:value-type="float" office:value="17.1025" calcext:value-type="float">
            <text:p>17,1025</text:p>
          </table:table-cell>
          <table:table-cell office:value-type="float" office:value="21.6725" calcext:value-type="float">
            <text:p>21,6725</text:p>
          </table:table-cell>
          <table:table-cell office:value-type="float" office:value="27.405" calcext:value-type="float">
            <text:p>27,405</text:p>
          </table:table-cell>
          <table:table-cell office:value-type="float" office:value="33.62" calcext:value-type="float">
            <text:p>33,62</text:p>
          </table:table-cell>
          <table:table-cell office:value-type="float" office:value="39.5825" calcext:value-type="float">
            <text:p>39,5825</text:p>
          </table:table-cell>
          <table:table-cell office:value-type="float" office:value="49.8475" calcext:value-type="float">
            <text:p>49,8475</text:p>
          </table:table-cell>
          <table:table-cell office:value-type="float" office:value="61.2175" calcext:value-type="float">
            <text:p>61,2175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3425" calcext:value-type="float">
            <text:p>0,3425</text:p>
          </table:table-cell>
          <table:table-cell office:value-type="float" office:value="1.305" calcext:value-type="float">
            <text:p>1,305</text:p>
          </table:table-cell>
          <table:table-cell office:value-type="float" office:value="2.965" calcext:value-type="float">
            <text:p>2,965</text:p>
          </table:table-cell>
          <table:table-cell office:value-type="float" office:value="4.665" calcext:value-type="float">
            <text:p>4,665</text:p>
          </table:table-cell>
          <table:table-cell office:value-type="float" office:value="6.9725" calcext:value-type="float">
            <text:p>6,9725</text:p>
          </table:table-cell>
          <table:table-cell office:value-type="float" office:value="9.7125" calcext:value-type="float">
            <text:p>9,7125</text:p>
          </table:table-cell>
          <table:table-cell office:value-type="float" office:value="12.5025" calcext:value-type="float">
            <text:p>12,5025</text:p>
          </table:table-cell>
          <table:table-cell office:value-type="float" office:value="15.8675" calcext:value-type="float">
            <text:p>15,8675</text:p>
          </table:table-cell>
          <table:table-cell office:value-type="float" office:value="19.27" calcext:value-type="float">
            <text:p>19,27</text:p>
          </table:table-cell>
          <table:table-cell office:value-type="float" office:value="23.065" calcext:value-type="float">
            <text:p>23,065</text:p>
          </table:table-cell>
          <table:table-cell office:value-type="float" office:value="26.98" calcext:value-type="float">
            <text:p>26,98</text:p>
          </table:table-cell>
          <table:table-cell office:value-type="float" office:value="31.27" calcext:value-type="float">
            <text:p>31,27</text:p>
          </table:table-cell>
          <table:table-cell office:value-type="float" office:value="35.99" calcext:value-type="float">
            <text:p>35,99</text:p>
          </table:table-cell>
          <table:table-cell office:value-type="float" office:value="40.9775" calcext:value-type="float">
            <text:p>40,9775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355" calcext:value-type="float">
            <text:p>0,355</text:p>
          </table:table-cell>
          <table:table-cell office:value-type="float" office:value="1.45" calcext:value-type="float">
            <text:p>1,45</text:p>
          </table:table-cell>
          <table:table-cell office:value-type="float" office:value="3.14" calcext:value-type="float">
            <text:p>3,14</text:p>
          </table:table-cell>
          <table:table-cell office:value-type="float" office:value="5.1825" calcext:value-type="float">
            <text:p>5,1825</text:p>
          </table:table-cell>
          <table:table-cell office:value-type="float" office:value="7.47" calcext:value-type="float">
            <text:p>7,47</text:p>
          </table:table-cell>
          <table:table-cell office:value-type="float" office:value="10.16" calcext:value-type="float">
            <text:p>10,16</text:p>
          </table:table-cell>
          <table:table-cell office:value-type="float" office:value="13.4175" calcext:value-type="float">
            <text:p>13,4175</text:p>
          </table:table-cell>
          <table:table-cell office:value-type="float" office:value="16.4825" calcext:value-type="float">
            <text:p>16,4825</text:p>
          </table:table-cell>
          <table:table-cell office:value-type="float" office:value="20.1325" calcext:value-type="float">
            <text:p>20,1325</text:p>
          </table:table-cell>
          <table:table-cell office:value-type="float" office:value="24.05" calcext:value-type="float">
            <text:p>24,05</text:p>
          </table:table-cell>
          <table:table-cell office:value-type="float" office:value="28.2875" calcext:value-type="float">
            <text:p>28,2875</text:p>
          </table:table-cell>
          <table:table-cell office:value-type="float" office:value="33.605" calcext:value-type="float">
            <text:p>33,605</text:p>
          </table:table-cell>
          <table:table-cell office:value-type="float" office:value="37.545" calcext:value-type="float">
            <text:p>37,545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645" calcext:value-type="float">
            <text:p>0,645</text:p>
          </table:table-cell>
          <table:table-cell office:value-type="float" office:value="1.855" calcext:value-type="float">
            <text:p>1,855</text:p>
          </table:table-cell>
          <table:table-cell office:value-type="float" office:value="3.311842" calcext:value-type="float">
            <text:p>3,311842</text:p>
          </table:table-cell>
          <table:table-cell office:value-type="float" office:value="5.886316" calcext:value-type="float">
            <text:p>5,886316</text:p>
          </table:table-cell>
          <table:table-cell office:value-type="float" office:value="8.0775" calcext:value-type="float">
            <text:p>8,0775</text:p>
          </table:table-cell>
          <table:table-cell office:value-type="float" office:value="10.883289" calcext:value-type="float">
            <text:p>10,883289</text:p>
          </table:table-cell>
          <table:table-cell office:value-type="float" office:value="14.513421" calcext:value-type="float">
            <text:p>14,513421</text:p>
          </table:table-cell>
          <table:table-cell office:value-type="float" office:value="17.875" calcext:value-type="float">
            <text:p>17,875</text:p>
          </table:table-cell>
          <table:table-cell office:value-type="float" office:value="21.57" calcext:value-type="float">
            <text:p>21,57</text:p>
          </table:table-cell>
          <table:table-cell office:value-type="float" office:value="26.965452" calcext:value-type="float">
            <text:p>26,965452</text:p>
          </table:table-cell>
          <table:table-cell office:value-type="float" office:value="30.725789" calcext:value-type="float">
            <text:p>30,725789</text:p>
          </table:table-cell>
          <table:table-cell office:value-type="float" office:value="35.213947" calcext:value-type="float">
            <text:p>35,213947</text:p>
          </table:table-cell>
          <table:table-cell office:value-type="float" office:value="40.386053" calcext:value-type="float">
            <text:p>40,386053</text:p>
          </table:table-cell>
          <table:table-cell office:value-type="float" office:value="46.193158" calcext:value-type="float">
            <text:p>46,193158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47" calcext:value-type="float">
            <text:p>0,47</text:p>
          </table:table-cell>
          <table:table-cell office:value-type="float" office:value="1.8775" calcext:value-type="float">
            <text:p>1,8775</text:p>
          </table:table-cell>
          <table:table-cell office:value-type="float" office:value="3.345" calcext:value-type="float">
            <text:p>3,345</text:p>
          </table:table-cell>
          <table:table-cell office:value-type="float" office:value="5.38" calcext:value-type="float">
            <text:p>5,38</text:p>
          </table:table-cell>
          <table:table-cell office:value-type="float" office:value="7.8725" calcext:value-type="float">
            <text:p>7,8725</text:p>
          </table:table-cell>
          <table:table-cell office:value-type="float" office:value="10.555" calcext:value-type="float">
            <text:p>10,555</text:p>
          </table:table-cell>
          <table:table-cell office:value-type="float" office:value="13.894079" calcext:value-type="float">
            <text:p>13,894079</text:p>
          </table:table-cell>
          <table:table-cell office:value-type="float" office:value="18.177368" calcext:value-type="float">
            <text:p>18,177368</text:p>
          </table:table-cell>
          <table:table-cell office:value-type="float" office:value="23.0425" calcext:value-type="float">
            <text:p>23,0425</text:p>
          </table:table-cell>
          <table:table-cell office:value-type="float" office:value="27.181445" calcext:value-type="float">
            <text:p>27,181445</text:p>
          </table:table-cell>
          <table:table-cell office:value-type="float" office:value="35.38" calcext:value-type="float">
            <text:p>35,38</text:p>
          </table:table-cell>
          <table:table-cell office:value-type="float" office:value="47.376974" calcext:value-type="float">
            <text:p>47,376974</text:p>
          </table:table-cell>
          <table:table-cell office:value-type="float" office:value="64.425921" calcext:value-type="float">
            <text:p>64,425921</text:p>
          </table:table-cell>
          <table:table-cell office:value-type="float" office:value="87.6775" calcext:value-type="float">
            <text:p>87,67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.00.0000</text:date>, <text:time style:data-style-name="N2" text:time-value="16:38:48.23393711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4T16:42:03.125648245</dc:date>
    <meta:editing-duration>PT11H24M58S</meta:editing-duration>
    <meta:editing-cycles>6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ccffcc" draw:fill-color="#ccffc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a79f" draw:fill-color="#aea79f"/>
      <style:text-properties fo:font-size="10pt" style:font-size-asian="10pt" style:font-size-complex="10pt"/>
    </style:style>
    <style:style style:name="ch16" style:family="chart">
      <style:graphic-properties draw:stroke="solid" svg:stroke-color="#ff950e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764cm" svg:height="12.352cm" xlink:href=".." xlink:type="simple" chart:class="chart:scatter" chart:style-name="ch1">
        <chart:title svg:x="11.73cm" svg:y="0.383cm" chart:style-name="ch2">
          <text:p>change_N_metric_query_count</text:p>
        </chart:title>
        <chart:legend chart:legend-position="end" svg:x="21.673cm" svg:y="3.885cm" style:legend-expansion="high" chart:style-name="ch3"/>
        <chart:plot-area chart:style-name="ch4" table:cell-range-address="Лист1.B12:Лист1.O13 Лист1.A8:Лист1.A8 Лист1.B10:Лист1.O10 Лист1.A5:Лист1.A5 Лист1.B7:Лист1.O7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column" svg:x="0.595cm" svg:y="1.435cm" svg:width="20.483cm" svg:height="10.67cm">
          <chartooo:coordinate-region svg:x="1.402cm" svg:y="1.634cm" svg:width="19.304cm" svg:height="9.8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10:Лист1.O10" chart:label-cell-address="Лист1.A8:Лист1.A8" chart:class="chart:scatter">
            <chart:domain table:cell-range-address="Лист1.B12:Лист1.O12"/>
            <chart:data-point chart:repeated="14"/>
          </chart:series>
          <chart:series chart:style-name="ch8" chart:values-cell-range-address="Лист1.B7:Лист1.O7" chart:label-cell-address="Лист1.A5:Лист1.A5" chart:class="chart:scatter">
            <chart:data-point chart:repeated="14"/>
          </chart:series>
          <chart:series chart:style-name="ch9" chart:values-cell-range-address="Лист1.B13:Лист1.O13" chart:label-cell-address="Лист1.A11:Лист1.A11" chart:class="chart:scatter">
            <chart:data-point chart:repeated="14"/>
          </chart:series>
          <chart:series chart:style-name="ch10" chart:values-cell-range-address="Лист1.B16:Лист1.O16" chart:label-cell-address="Лист1.A14:Лист1.A14" chart:class="chart:scatter">
            <chart:data-point chart:repeated="14"/>
          </chart:series>
          <chart:series chart:style-name="ch11" chart:values-cell-range-address="Лист1.B19:Лист1.O19" chart:label-cell-address="Лист1.A17:Лист1.A17" chart:class="chart:scatter">
            <chart:data-point chart:repeated="14"/>
          </chart:series>
          <chart:series chart:style-name="ch12" chart:values-cell-range-address="Лист1.B22:Лист1.O22" chart:label-cell-address="Лист1.A20:Лист1.A20" chart:class="chart:scatter">
            <chart:data-point chart:repeated="14"/>
          </chart:series>
          <chart:series chart:style-name="ch13" chart:values-cell-range-address="Лист1.B25:Лист1.O25" chart:label-cell-address="Лист1.A23:Лист1.A23" chart:class="chart:scatter">
            <chart:data-point chart:repeated="14"/>
          </chart:series>
          <chart:series chart:style-name="ch14" chart:values-cell-range-address="Лист1.B28:Лист1.O28" chart:label-cell-address="Лист1.A26:Лист1.A26" chart:class="chart:scatter">
            <chart:data-point chart:repeated="14"/>
          </chart:series>
          <chart:series chart:style-name="ch15" chart:values-cell-range-address="Лист1.B31:Лист1.O31" chart:label-cell-address="Лист1.A29:Лист1.A29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300">
                <text:p>300</text:p>
                <draw:g>
                  <svg:desc>Лист1.B12:Лист1.O1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200">
                <text:p>1200</text:p>
              </table:table-cell>
              <table:table-cell office:value-type="float" office:value="1500">
                <text:p>1500</text:p>
              </table:table-cell>
              <table:table-cell office:value-type="float" office:value="1800">
                <text:p>1800</text:p>
              </table:table-cell>
              <table:table-cell office:value-type="float" office:value="2100">
                <text:p>2100</text:p>
              </table:table-cell>
              <table:table-cell office:value-type="float" office:value="2400">
                <text:p>2400</text:p>
              </table:table-cell>
              <table:table-cell office:value-type="float" office:value="2700">
                <text:p>2700</text:p>
              </table:table-cell>
              <table:table-cell office:value-type="float" office:value="3000">
                <text:p>3000</text:p>
              </table:table-cell>
              <table:table-cell office:value-type="float" office:value="3300">
                <text:p>3300</text:p>
              </table:table-cell>
              <table:table-cell office:value-type="float" office:value="3600">
                <text:p>3600</text:p>
              </table:table-cell>
              <table:table-cell office:value-type="float" office:value="3900">
                <text:p>390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0.28">
                <text:p>0.28</text:p>
                <draw:g>
                  <svg:desc>Лист1.B10:Лист1.O10</svg:desc>
                </draw:g>
              </table:table-cell>
              <table:table-cell office:value-type="float" office:value="1.1525">
                <text:p>1.1525</text:p>
              </table:table-cell>
              <table:table-cell office:value-type="float" office:value="2.5525">
                <text:p>2.5525</text:p>
              </table:table-cell>
              <table:table-cell office:value-type="float" office:value="4.2025">
                <text:p>4.2025</text:p>
              </table:table-cell>
              <table:table-cell office:value-type="float" office:value="6.335">
                <text:p>6.335</text:p>
              </table:table-cell>
              <table:table-cell office:value-type="float" office:value="8.71">
                <text:p>8.71</text:p>
              </table:table-cell>
              <table:table-cell office:value-type="float" office:value="11.3">
                <text:p>11.3</text:p>
              </table:table-cell>
              <table:table-cell office:value-type="float" office:value="14.0225">
                <text:p>14.0225</text:p>
              </table:table-cell>
              <table:table-cell office:value-type="float" office:value="16.735">
                <text:p>16.735</text:p>
              </table:table-cell>
              <table:table-cell office:value-type="float" office:value="19.82">
                <text:p>19.82</text:p>
              </table:table-cell>
              <table:table-cell office:value-type="float" office:value="23.5425">
                <text:p>23.5425</text:p>
              </table:table-cell>
              <table:table-cell office:value-type="float" office:value="26.8725">
                <text:p>26.8725</text:p>
              </table:table-cell>
              <table:table-cell office:value-type="float" office:value="30.74">
                <text:p>30.74</text:p>
              </table:table-cell>
              <table:table-cell office:value-type="float" office:value="34.9475">
                <text:p>34.9475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1.4575">
                <text:p>1.4575</text:p>
                <draw:g>
                  <svg:desc>Лист1.B7:Лист1.O7</svg:desc>
                </draw:g>
              </table:table-cell>
              <table:table-cell office:value-type="float" office:value="5.3675">
                <text:p>5.3675</text:p>
              </table:table-cell>
              <table:table-cell office:value-type="float" office:value="4.67">
                <text:p>4.67</text:p>
              </table:table-cell>
              <table:table-cell office:value-type="float" office:value="5.37">
                <text:p>5.37</text:p>
              </table:table-cell>
              <table:table-cell office:value-type="float" office:value="9.5075">
                <text:p>9.5075</text:p>
              </table:table-cell>
              <table:table-cell office:value-type="float" office:value="11.01">
                <text:p>11.01</text:p>
              </table:table-cell>
              <table:table-cell office:value-type="float" office:value="15.615">
                <text:p>15.615</text:p>
              </table:table-cell>
              <table:table-cell office:value-type="float" office:value="19.8875">
                <text:p>19.8875</text:p>
              </table:table-cell>
              <table:table-cell office:value-type="float" office:value="25.025">
                <text:p>25.025</text:p>
              </table:table-cell>
              <table:table-cell office:value-type="float" office:value="40.12">
                <text:p>40.12</text:p>
              </table:table-cell>
              <table:table-cell office:value-type="float" office:value="58.0125">
                <text:p>58.0125</text:p>
              </table:table-cell>
              <table:table-cell office:value-type="float" office:value="58.1225">
                <text:p>58.1225</text:p>
              </table:table-cell>
              <table:table-cell office:value-type="float" office:value="82.3225">
                <text:p>82.3225</text:p>
              </table:table-cell>
              <table:table-cell office:value-type="float" office:value="87.8175">
                <text:p>87.8175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1.445">
                <text:p>1.445</text:p>
                <draw:g>
                  <svg:desc>Лист1.B13:Лист1.O13</svg:desc>
                </draw:g>
              </table:table-cell>
              <table:table-cell office:value-type="float" office:value="5.9175">
                <text:p>5.9175</text:p>
              </table:table-cell>
              <table:table-cell office:value-type="float" office:value="4.07">
                <text:p>4.07</text:p>
              </table:table-cell>
              <table:table-cell office:value-type="float" office:value="6.505">
                <text:p>6.505</text:p>
              </table:table-cell>
              <table:table-cell office:value-type="float" office:value="8.4875">
                <text:p>8.4875</text:p>
              </table:table-cell>
              <table:table-cell office:value-type="float" office:value="12.745">
                <text:p>12.745</text:p>
              </table:table-cell>
              <table:table-cell office:value-type="float" office:value="14.2575">
                <text:p>14.2575</text:p>
              </table:table-cell>
              <table:table-cell office:value-type="float" office:value="17.915">
                <text:p>17.915</text:p>
              </table:table-cell>
              <table:table-cell office:value-type="float" office:value="23.745">
                <text:p>23.745</text:p>
              </table:table-cell>
              <table:table-cell office:value-type="float" office:value="31.67">
                <text:p>31.67</text:p>
              </table:table-cell>
              <table:table-cell office:value-type="float" office:value="54.5825">
                <text:p>54.5825</text:p>
              </table:table-cell>
              <table:table-cell office:value-type="float" office:value="55.88">
                <text:p>55.88</text:p>
              </table:table-cell>
              <table:table-cell office:value-type="float" office:value="84.2425">
                <text:p>84.2425</text:p>
              </table:table-cell>
              <table:table-cell office:value-type="float" office:value="100.485">
                <text:p>100.485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1.34">
                <text:p>1.34</text:p>
                <draw:g>
                  <svg:desc>Лист1.B16:Лист1.O16</svg:desc>
                </draw:g>
              </table:table-cell>
              <table:table-cell office:value-type="float" office:value="3.4925">
                <text:p>3.4925</text:p>
              </table:table-cell>
              <table:table-cell office:value-type="float" office:value="3.41">
                <text:p>3.41</text:p>
              </table:table-cell>
              <table:table-cell office:value-type="float" office:value="5.455">
                <text:p>5.455</text:p>
              </table:table-cell>
              <table:table-cell office:value-type="float" office:value="7.44">
                <text:p>7.44</text:p>
              </table:table-cell>
              <table:table-cell office:value-type="float" office:value="10.115">
                <text:p>10.115</text:p>
              </table:table-cell>
              <table:table-cell office:value-type="float" office:value="12.94">
                <text:p>12.94</text:p>
              </table:table-cell>
              <table:table-cell office:value-type="float" office:value="16.1825">
                <text:p>16.1825</text:p>
              </table:table-cell>
              <table:table-cell office:value-type="float" office:value="19.735">
                <text:p>19.735</text:p>
              </table:table-cell>
              <table:table-cell office:value-type="float" office:value="23.47">
                <text:p>23.47</text:p>
              </table:table-cell>
              <table:table-cell office:value-type="float" office:value="27.4225">
                <text:p>27.4225</text:p>
              </table:table-cell>
              <table:table-cell office:value-type="float" office:value="31.925">
                <text:p>31.925</text:p>
              </table:table-cell>
              <table:table-cell office:value-type="float" office:value="36.5575">
                <text:p>36.5575</text:p>
              </table:table-cell>
              <table:table-cell office:value-type="float" office:value="41.54">
                <text:p>41.54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0.375">
                <text:p>0.375</text:p>
                <draw:g>
                  <svg:desc>Лист1.B19:Лист1.O19</svg:desc>
                </draw:g>
              </table:table-cell>
              <table:table-cell office:value-type="float" office:value="1.6075">
                <text:p>1.6075</text:p>
              </table:table-cell>
              <table:table-cell office:value-type="float" office:value="2.9625">
                <text:p>2.9625</text:p>
              </table:table-cell>
              <table:table-cell office:value-type="float" office:value="4.8475">
                <text:p>4.8475</text:p>
              </table:table-cell>
              <table:table-cell office:value-type="float" office:value="7.125">
                <text:p>7.125</text:p>
              </table:table-cell>
              <table:table-cell office:value-type="float" office:value="9.7625">
                <text:p>9.7625</text:p>
              </table:table-cell>
              <table:table-cell office:value-type="float" office:value="13.3975">
                <text:p>13.3975</text:p>
              </table:table-cell>
              <table:table-cell office:value-type="float" office:value="17.1025">
                <text:p>17.1025</text:p>
              </table:table-cell>
              <table:table-cell office:value-type="float" office:value="21.6725">
                <text:p>21.6725</text:p>
              </table:table-cell>
              <table:table-cell office:value-type="float" office:value="27.405">
                <text:p>27.405</text:p>
              </table:table-cell>
              <table:table-cell office:value-type="float" office:value="33.62">
                <text:p>33.62</text:p>
              </table:table-cell>
              <table:table-cell office:value-type="float" office:value="39.5825">
                <text:p>39.5825</text:p>
              </table:table-cell>
              <table:table-cell office:value-type="float" office:value="49.8475">
                <text:p>49.8475</text:p>
              </table:table-cell>
              <table:table-cell office:value-type="float" office:value="61.2175">
                <text:p>61.2175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0.3425">
                <text:p>0.3425</text:p>
                <draw:g>
                  <svg:desc>Лист1.B22:Лист1.O22</svg:desc>
                </draw:g>
              </table:table-cell>
              <table:table-cell office:value-type="float" office:value="1.305">
                <text:p>1.305</text:p>
              </table:table-cell>
              <table:table-cell office:value-type="float" office:value="2.965">
                <text:p>2.965</text:p>
              </table:table-cell>
              <table:table-cell office:value-type="float" office:value="4.665">
                <text:p>4.665</text:p>
              </table:table-cell>
              <table:table-cell office:value-type="float" office:value="6.9725">
                <text:p>6.9725</text:p>
              </table:table-cell>
              <table:table-cell office:value-type="float" office:value="9.7125">
                <text:p>9.7125</text:p>
              </table:table-cell>
              <table:table-cell office:value-type="float" office:value="12.5025">
                <text:p>12.5025</text:p>
              </table:table-cell>
              <table:table-cell office:value-type="float" office:value="15.8675">
                <text:p>15.8675</text:p>
              </table:table-cell>
              <table:table-cell office:value-type="float" office:value="19.27">
                <text:p>19.27</text:p>
              </table:table-cell>
              <table:table-cell office:value-type="float" office:value="23.065">
                <text:p>23.065</text:p>
              </table:table-cell>
              <table:table-cell office:value-type="float" office:value="26.98">
                <text:p>26.98</text:p>
              </table:table-cell>
              <table:table-cell office:value-type="float" office:value="31.27">
                <text:p>31.27</text:p>
              </table:table-cell>
              <table:table-cell office:value-type="float" office:value="35.99">
                <text:p>35.99</text:p>
              </table:table-cell>
              <table:table-cell office:value-type="float" office:value="40.9775">
                <text:p>40.9775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0.355">
                <text:p>0.355</text:p>
                <draw:g>
                  <svg:desc>Лист1.B25:Лист1.O25</svg:desc>
                </draw:g>
              </table:table-cell>
              <table:table-cell office:value-type="float" office:value="1.45">
                <text:p>1.45</text:p>
              </table:table-cell>
              <table:table-cell office:value-type="float" office:value="3.14">
                <text:p>3.14</text:p>
              </table:table-cell>
              <table:table-cell office:value-type="float" office:value="5.1825">
                <text:p>5.1825</text:p>
              </table:table-cell>
              <table:table-cell office:value-type="float" office:value="7.47">
                <text:p>7.47</text:p>
              </table:table-cell>
              <table:table-cell office:value-type="float" office:value="10.16">
                <text:p>10.16</text:p>
              </table:table-cell>
              <table:table-cell office:value-type="float" office:value="13.4175">
                <text:p>13.4175</text:p>
              </table:table-cell>
              <table:table-cell office:value-type="float" office:value="16.4825">
                <text:p>16.4825</text:p>
              </table:table-cell>
              <table:table-cell office:value-type="float" office:value="20.1325">
                <text:p>20.1325</text:p>
              </table:table-cell>
              <table:table-cell office:value-type="float" office:value="24.05">
                <text:p>24.05</text:p>
              </table:table-cell>
              <table:table-cell office:value-type="float" office:value="28.2875">
                <text:p>28.2875</text:p>
              </table:table-cell>
              <table:table-cell office:value-type="float" office:value="33.605">
                <text:p>33.605</text:p>
              </table:table-cell>
              <table:table-cell office:value-type="float" office:value="37.545">
                <text:p>37.545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0.645">
                <text:p>0.645</text:p>
                <draw:g>
                  <svg:desc>Лист1.B28:Лист1.O28</svg:desc>
                </draw:g>
              </table:table-cell>
              <table:table-cell office:value-type="float" office:value="1.855">
                <text:p>1.855</text:p>
              </table:table-cell>
              <table:table-cell office:value-type="float" office:value="3.311842">
                <text:p>3.311842</text:p>
              </table:table-cell>
              <table:table-cell office:value-type="float" office:value="5.886316">
                <text:p>5.886316</text:p>
              </table:table-cell>
              <table:table-cell office:value-type="float" office:value="8.0775">
                <text:p>8.0775</text:p>
              </table:table-cell>
              <table:table-cell office:value-type="float" office:value="10.883289">
                <text:p>10.883289</text:p>
              </table:table-cell>
              <table:table-cell office:value-type="float" office:value="14.513421">
                <text:p>14.513421</text:p>
              </table:table-cell>
              <table:table-cell office:value-type="float" office:value="17.875">
                <text:p>17.875</text:p>
              </table:table-cell>
              <table:table-cell office:value-type="float" office:value="21.57">
                <text:p>21.57</text:p>
              </table:table-cell>
              <table:table-cell office:value-type="float" office:value="26.965452">
                <text:p>26.965452</text:p>
              </table:table-cell>
              <table:table-cell office:value-type="float" office:value="30.725789">
                <text:p>30.725789</text:p>
              </table:table-cell>
              <table:table-cell office:value-type="float" office:value="35.213947">
                <text:p>35.213947</text:p>
              </table:table-cell>
              <table:table-cell office:value-type="float" office:value="40.386053">
                <text:p>40.386053</text:p>
              </table:table-cell>
              <table:table-cell office:value-type="float" office:value="46.193158">
                <text:p>46.193158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0.47">
                <text:p>0.47</text:p>
                <draw:g>
                  <svg:desc>Лист1.B31:Лист1.O31</svg:desc>
                </draw:g>
              </table:table-cell>
              <table:table-cell office:value-type="float" office:value="1.8775">
                <text:p>1.8775</text:p>
              </table:table-cell>
              <table:table-cell office:value-type="float" office:value="3.345">
                <text:p>3.345</text:p>
              </table:table-cell>
              <table:table-cell office:value-type="float" office:value="5.38">
                <text:p>5.38</text:p>
              </table:table-cell>
              <table:table-cell office:value-type="float" office:value="7.8725">
                <text:p>7.8725</text:p>
              </table:table-cell>
              <table:table-cell office:value-type="float" office:value="10.555">
                <text:p>10.555</text:p>
              </table:table-cell>
              <table:table-cell office:value-type="float" office:value="13.894079">
                <text:p>13.894079</text:p>
              </table:table-cell>
              <table:table-cell office:value-type="float" office:value="18.177368">
                <text:p>18.177368</text:p>
              </table:table-cell>
              <table:table-cell office:value-type="float" office:value="23.0425">
                <text:p>23.0425</text:p>
              </table:table-cell>
              <table:table-cell office:value-type="float" office:value="27.181445">
                <text:p>27.181445</text:p>
              </table:table-cell>
              <table:table-cell office:value-type="float" office:value="35.38">
                <text:p>35.38</text:p>
              </table:table-cell>
              <table:table-cell office:value-type="float" office:value="47.376974">
                <text:p>47.376974</text:p>
              </table:table-cell>
              <table:table-cell office:value-type="float" office:value="64.425921">
                <text:p>64.425921</text:p>
              </table:table-cell>
              <table:table-cell office:value-type="float" office:value="87.6775">
                <text:p>87.67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